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cc00" draw:marker-start-width="0.321cm" draw:marker-end-width="0.321cm" draw:fill-color="#eeeeee" draw:opacity="100%" draw:textarea-horizontal-align="justify" draw:textarea-vertical-align="middle" draw:auto-grow-height="false" fo:min-height="0.74cm" fo:min-width="0.49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81cm" svg:stroke-color="#00cc00" draw:marker-start-width="0.321cm" draw:marker-end-width="0.321cm" draw:fill-color="#eeeeee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5" style:family="graphic" style:parent-style-name="standard" style:list-style-name="L1">
      <style:graphic-properties draw:stroke="dash" draw:stroke-dash="Fine_20_Dashed" svg:stroke-width="0.018cm" svg:stroke-color="#999999" draw:marker-start-width="0.227cm" draw:marker-end-width="0.227cm" svg:stroke-linecap="round" draw:fill-color="#00cc00" draw:opacity="10%" draw:textarea-horizontal-align="justify" draw:textarea-vertical-align="middle" draw:auto-grow-height="false" fo:min-height="0.4cm" fo:min-width="2.383cm" fo:padding-top="0.134cm" fo:padding-bottom="0.134cm" fo:padding-left="0.259cm" fo:padding-right="0.259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 style:list-style-name="L1">
      <style:graphic-properties draw:stroke="dash" draw:stroke-dash="Fine_20_Dashed" svg:stroke-width="0.018cm" svg:stroke-color="#999999" draw:marker-start-width="0.227cm" draw:marker-end-width="0.227cm" svg:stroke-linecap="round" draw:fill-color="#999999" draw:opacity="15%" draw:textarea-horizontal-align="justify" draw:textarea-vertical-align="middle" draw:auto-grow-height="false" fo:min-height="0.399cm" fo:min-width="3.082cm" fo:padding-top="0.134cm" fo:padding-bottom="0.134cm" fo:padding-left="0.259cm" fo:padding-right="0.259cm"/>
    </style:style>
    <style:style style:name="gr8" style:family="graphic" style:parent-style-name="standard" style:list-style-name="L1">
      <style:graphic-properties draw:stroke="dash" draw:stroke-dash="Fine_20_Dashed" svg:stroke-width="0.018cm" svg:stroke-color="#999999" draw:marker-start-width="0.227cm" draw:marker-end-width="0.227cm" svg:stroke-opacity="100%" svg:stroke-linecap="round" draw:fill-color="#00cc00" draw:opacity="10%" draw:textarea-horizontal-align="justify" draw:textarea-vertical-align="middle" draw:auto-grow-height="false" fo:min-height="0.399cm" fo:min-width="2.883cm" fo:padding-top="0.134cm" fo:padding-bottom="0.134cm" fo:padding-left="0.259cm" fo:padding-right="0.259cm"/>
    </style:style>
    <style:style style:name="gr9" style:family="graphic" style:parent-style-name="standard">
      <style:graphic-properties draw:stroke="dash" draw:stroke-dash="Fine_20_Dashed" svg:stroke-width="0.018cm" svg:stroke-color="#999999" draw:marker-start-width="0.227cm" draw:marker-end-width="0.227cm" svg:stroke-linecap="round" draw:fill-color="#999999" draw:opacity="15%" draw:textarea-horizontal-align="justify" draw:textarea-vertical-align="middle" draw:auto-grow-height="false" fo:min-height="0.4cm" fo:min-width="3.683cm" fo:padding-top="0.134cm" fo:padding-bottom="0.134cm" fo:padding-left="0.259cm" fo:padding-right="0.259cm"/>
    </style:style>
    <style:style style:name="gr10" style:family="graphic" style:parent-style-name="standard">
      <style:graphic-properties draw:stroke="dash" draw:stroke-dash="Fine_20_Dashed" svg:stroke-width="0.018cm" svg:stroke-color="#999999" draw:marker-start-width="0.227cm" draw:marker-end-width="0.227cm" draw:fill-color="#999999" draw:opacity="15%" draw:textarea-horizontal-align="justify" draw:textarea-vertical-align="middle" draw:auto-grow-height="false" fo:min-height="0.333cm" fo:min-width="2.961cm" fo:padding-top="0.134cm" fo:padding-bottom="0.134cm" fo:padding-left="0.259cm" fo:padding-right="0.259cm"/>
    </style:style>
    <style:style style:name="gr11" style:family="graphic" style:parent-style-name="standard" style:list-style-name="L1">
      <style:graphic-properties draw:stroke="dash" draw:stroke-dash="Fine_20_Dashed" svg:stroke-width="0.018cm" svg:stroke-color="#999999" draw:marker-start-width="0.227cm" draw:marker-end-width="0.227cm" draw:fill-color="#00cc00" draw:opacity="10%" draw:textarea-horizontal-align="justify" draw:textarea-vertical-align="middle" draw:auto-grow-height="false" fo:min-height="0.333cm" fo:min-width="1.661cm" fo:padding-top="0.134cm" fo:padding-bottom="0.134cm" fo:padding-left="0.259cm" fo:padding-right="0.259cm"/>
    </style:style>
    <style:style style:name="gr12" style:family="graphic" style:parent-style-name="standard" style:list-style-name="L2">
      <style:graphic-properties draw:stroke="dash" draw:stroke-dash="Fine_20_Dashed" svg:stroke-width="0.018cm" svg:stroke-color="#999999" draw:marker-start-width="0.227cm" draw:marker-end-width="0.227cm" draw:fill-color="#00cc00" draw:opacity="10%" draw:textarea-horizontal-align="justify" draw:textarea-vertical-align="middle" draw:auto-grow-height="false" fo:min-height="0.333cm" fo:min-width="3.071cm" fo:padding-top="0.134cm" fo:padding-bottom="0.134cm" fo:padding-left="0.259cm" fo:padding-right="0.259cm"/>
    </style:style>
    <style:style style:name="gr13" style:family="graphic" style:parent-style-name="standard">
      <style:graphic-properties draw:stroke="dash" draw:stroke-dash="Fine_20_Dashed" svg:stroke-width="0.018cm" svg:stroke-color="#999999" draw:marker-start-width="0.227cm" draw:marker-end-width="0.227cm" draw:fill-color="#999999" draw:opacity="15%" draw:textarea-horizontal-align="justify" draw:textarea-vertical-align="middle" draw:auto-grow-height="false" fo:min-height="0.333cm" fo:min-width="4.06cm" fo:padding-top="0.134cm" fo:padding-bottom="0.134cm" fo:padding-left="0.259cm" fo:padding-right="0.259cm"/>
    </style:style>
    <style:style style:name="gr14" style:family="graphic" style:parent-style-name="standard" style:list-style-name="L2">
      <style:graphic-properties draw:stroke="dash" draw:stroke-dash="Fine_20_Dashed" svg:stroke-width="0.018cm" svg:stroke-color="#999999" draw:marker-start-width="0.227cm" draw:marker-end-width="0.227cm" draw:fill-color="#00cc00" draw:opacity="10%" draw:textarea-horizontal-align="justify" draw:textarea-vertical-align="middle" draw:auto-grow-height="false" fo:min-height="0.333cm" fo:min-width="3.808cm" fo:padding-top="0.134cm" fo:padding-bottom="0.134cm" fo:padding-left="0.259cm" fo:padding-right="0.259cm"/>
    </style:style>
    <style:style style:name="P1" style:family="paragraph">
      <loext:graphic-properties draw:fill-color="#eeeeee" draw:opacity="100%"/>
      <style:paragraph-properties fo:text-align="center"/>
      <style:text-properties style:font-name="Arial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style:font-name="Liberation Sans1" fo:font-size="10pt" style:letter-kerning="true" style:font-name-asian="Noto Sans CJK SC Regular" style:font-size-asian="10pt" style:font-name-complex="FreeSans" style:font-size-complex="10pt"/>
    </style:style>
    <style:style style:name="P5" style:family="paragraph">
      <loext:graphic-properties draw:fill-color="#00cc00" draw:opacity="10%"/>
      <style:paragraph-properties fo:margin-left="0cm" fo:margin-right="0cm" fo:text-align="center" fo:text-indent="0cm"/>
      <style:text-properties style:font-name="Liberation Sans1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/>
      <style:text-properties style:font-name="Liberation Sans1"/>
    </style:style>
    <style:style style:name="P8" style:family="paragraph">
      <loext:graphic-properties draw:fill-color="#999999" draw:opacity="15%"/>
      <style:paragraph-properties fo:text-align="center"/>
      <style:text-properties style:font-name="Liberation Sans1" fo:font-size="10pt" style:letter-kerning="true" style:font-name-asian="Noto Sans CJK SC Regular" style:font-size-asian="10pt" style:font-name-complex="FreeSans" style:font-size-complex="10pt"/>
    </style:style>
    <style:style style:name="P9" style:family="paragraph">
      <loext:graphic-properties draw:fill-color="#00cc00" draw:opacity="10%"/>
      <style:paragraph-properties fo:text-align="center"/>
      <style:text-properties style:font-name="Liberation Sans1" fo:font-size="10pt" style:letter-kerning="true" style:font-name-asian="Noto Sans CJK SC Regular" style:font-size-asian="10pt" style:font-name-complex="FreeSans" style:font-size-complex="10pt"/>
    </style:style>
    <style:style style:name="P10" style:family="paragraph">
      <loext:graphic-properties draw:fill-color="#999999" draw:opacity="15%"/>
      <style:paragraph-properties fo:text-align="center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1" style:family="paragraph">
      <loext:graphic-properties draw:fill-color="#00cc00" draw:opacity="10%"/>
      <style:paragraph-properties fo:text-align="center"/>
      <style:text-properties style:font-name="Liberation Sans1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1" style:family="text">
      <style:text-properties fo:font-size="10pt" style:letter-kerning="true" style:font-name-asian="Noto Sans CJK SC Regular" style:font-size-asian="10pt" style:font-name-complex="FreeSans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4cm" svg:height="1.4cm" svg:x="4.0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measurelines" svg:width="0.4cm" svg:height="1.7cm" svg:x="7.1cm" svg:y="2.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measurelines" draw:type="line" svg:x1="5.45cm" svg:y1="3.35cm" svg:x2="7.1cm" svg:y2="3.35cm" draw:start-shape="id1" draw:start-glue-point="10" draw:end-shape="id2" draw:end-glue-point="3" svg:d="M5450 3350h1650" svg:viewBox="0 0 1651 1">
          <text:p/>
        </draw:connector>
        <draw:custom-shape draw:style-name="gr4" draw:text-style-name="P1" xml:id="id3" draw:id="id3" draw:layer="layout" svg:width="1.4cm" svg:height="1.4cm" svg:x="9.3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draw:type="line" svg:x1="7.5cm" svg:y1="3.35cm" svg:x2="9.3cm" svg:y2="3.35cm" draw:start-shape="id2" draw:start-glue-point="1" draw:end-shape="id3" draw:end-glue-point="6" svg:d="M7500 3350h1800" svg:viewBox="0 0 1801 1">
          <text:p/>
        </draw:connector>
        <draw:custom-shape draw:style-name="gr5" draw:text-style-name="P5" draw:layer="measurelines" svg:width="2.9cm" svg:height="1cm" svg:x="3.3cm" svg:y="4.2cm">
          <text:p text:style-name="P4">Soft Computing</text:p>
          <draw:enhanced-geometry svg:viewBox="0 0 21600 21600" draw:text-areas="0 ?f0 21600 21600" draw:type="up-arrow-callout" draw:modifiers="7200 9785.63535911602 7200 9785.63535911602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6" draw:text-style-name="P6" draw:layer="measurelines" svg:width="0.3cm" svg:height="0.3cm" svg:x="4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measurelines" svg:width="3.6cm" svg:height="1cm" svg:x="5.5cm" svg:y="1.4cm">
          <text:p text:style-name="P7"><text:span text:style-name="T1">Rede Neural Artificial</text:span></text:p>
          <draw:enhanced-geometry svg:viewBox="0 0 21600 21600" draw:mirror-horizontal="false" draw:mirror-vertical="false" draw:text-areas="0 0 21600 ?f0" draw:type="down-arrow-callout" draw:modifiers="14400 9699.30574840322 15040.1598401598 9699.3057484032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" draw:text-style-name="P2" xml:id="id4" draw:id="id4" draw:layer="measurelines" svg:width="0.4cm" svg:height="1.7cm" draw:transform="rotate (-1.5707963267949) translate (10.85cm 5.5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measurelines" draw:type="line" svg:x1="10cm" svg:y1="4.05cm" svg:x2="10cm" svg:y2="5.5cm" draw:start-shape="id3" draw:start-glue-point="8" draw:end-shape="id4" draw:end-glue-point="3" svg:d="M10000 4050v1450" svg:viewBox="0 0 1 1451">
          <text:p/>
        </draw:connector>
        <draw:connector draw:style-name="gr3" draw:text-style-name="P3" draw:layer="measurelines" draw:type="line" svg:x1="10cm" svg:y1="5.9cm" svg:x2="10cm" svg:y2="7.4cm" draw:start-shape="id4" draw:start-glue-point="1" draw:end-shape="id5" draw:end-glue-point="4" svg:d="M10000 5900v1500" svg:viewBox="0 0 1 1501">
          <text:p/>
        </draw:connector>
        <draw:custom-shape draw:style-name="gr4" draw:text-style-name="P1" xml:id="id5" draw:id="id5" draw:layer="measurelines" svg:width="1.4cm" svg:height="1.4cm" svg:x="9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measurelines" svg:width="0.4cm" svg:height="1.7cm" draw:transform="rotate (-1.5707963267949) translate (10.85cm 10.2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measurelines" draw:type="line" svg:x1="10cm" svg:y1="8.8cm" svg:x2="10cm" svg:y2="10.2cm" draw:start-shape="id5" draw:start-glue-point="8" draw:end-shape="id6" draw:end-glue-point="3" svg:d="M10000 8800v1400" svg:viewBox="0 0 1 1401">
          <text:p/>
        </draw:connector>
        <draw:connector draw:style-name="gr3" draw:text-style-name="P3" draw:layer="measurelines" draw:type="line" svg:x1="10cm" svg:y1="10.6cm" svg:x2="10cm" svg:y2="12.061cm" draw:start-shape="id6" draw:start-glue-point="1" draw:end-shape="id7" draw:end-glue-point="4" svg:d="M10000 10600v1461" svg:viewBox="0 0 1 1462">
          <text:p/>
        </draw:connector>
        <draw:custom-shape draw:style-name="gr4" draw:text-style-name="P1" xml:id="id9" draw:id="id9" draw:layer="measurelines" svg:width="1.4cm" svg:height="1.4cm" svg:x="4.05cm" svg:y="12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measurelines" svg:width="0.4cm" svg:height="1.7cm" svg:x="7.1cm" svg:y="11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measurelines" svg:width="1.4cm" svg:height="1.4cm" svg:x="9.3cm" svg:y="12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draw:type="line" svg:x1="9.3cm" svg:y1="12.761cm" svg:x2="7.5cm" svg:y2="12.759cm" draw:start-shape="id7" draw:start-glue-point="6" draw:end-shape="id8" draw:end-glue-point="1" svg:d="M9300 12761l-1800-2" svg:viewBox="0 0 1801 3">
          <text:p/>
        </draw:connector>
        <draw:custom-shape draw:style-name="gr8" draw:text-style-name="P9" draw:layer="measurelines" svg:width="3.4cm" svg:height="1cm" svg:x="3.05cm" svg:y="10.9cm">
          <text:p text:style-name="P7"><text:span text:style-name="T1">Web Usage mining</text:span></text:p>
          <draw:enhanced-geometry svg:viewBox="0 0 21600 21600" draw:mirror-horizontal="false" draw:mirror-vertical="false" draw:text-areas="0 0 21600 ?f0" draw:type="down-arrow-callout" draw:modifiers="14400 9831.4613349015 14522.2777222777 9831.461334901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3" draw:text-style-name="P3" draw:layer="measurelines" draw:type="line" svg:x1="7.1cm" svg:y1="12.759cm" svg:x2="5.45cm" svg:y2="12.752cm" draw:start-shape="id8" draw:start-glue-point="3" draw:end-shape="id9" svg:d="M7100 12759l-1650-7" svg:viewBox="0 0 1651 8">
          <text:p/>
        </draw:connector>
        <draw:custom-shape draw:style-name="gr9" draw:text-style-name="P10" draw:layer="measurelines" svg:width="4.2cm" svg:height="1cm" svg:x="5.2cm" svg:y="13.8cm">
          <text:p text:style-name="P7"><text:span text:style-name="T2">Descoberta de padrões</text:span></text:p>
          <draw:enhanced-geometry svg:viewBox="0 0 21600 21600" draw:text-areas="0 ?f0 21600 21600" draw:type="up-arrow-callout" draw:modifiers="7200 9733.11116400857 6926.67332667333 9733.1111640085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0" draw:text-style-name="P10" draw:layer="measurelines" svg:width="3.8cm" svg:height="0.6cm" svg:x="11.1cm" svg:y="10.1cm">
          <text:p text:style-name="P7"><text:span text:style-name="T2">Abordagem na Web</text:span></text:p>
          <draw:enhanced-geometry svg:viewBox="0 0 21600 21600" draw:text-areas="?f0 0 21600 21600" draw:type="left-arrow-callout" draw:modifiers="1830.1424643839 6469.21797004992 1830.1424643839 6469.21797004992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1" draw:text-style-name="P11" draw:layer="measurelines" svg:width="2.5cm" svg:height="0.6cm" svg:x="10.9cm" svg:y="12.461cm">
          <text:p text:style-name="P7"><text:span text:style-name="T1">Web mining</text:span></text:p>
          <draw:enhanced-geometry svg:viewBox="0 0 21600 21600" draw:text-areas="?f0 0 21600 21600" draw:type="left-arrow-callout" draw:modifiers="2646.70597282748 6469.21797004992 2646.70597282748 6469.21797004992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2" draw:text-style-name="P11" draw:layer="measurelines" svg:width="3.9cm" svg:height="0.6cm" svg:x="10.9cm" svg:y="7.8cm">
          <text:p text:style-name="P7"><text:span text:style-name="T1">Mineração de dados</text:span></text:p>
          <draw:enhanced-geometry svg:viewBox="0 0 21600 21600" draw:text-areas="?f0 0 21600 21600" draw:type="left-arrow-callout" draw:modifiers="1727.56810797301 6469.21797004992 1727.56810797301 6864.55906821963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3" draw:text-style-name="P10" draw:layer="measurelines" svg:width="5cm" svg:height="0.6cm" svg:x="11.1cm" svg:y="5.4cm">
          <text:p text:style-name="P7"><text:span text:style-name="T2">Aprender sem supervisão</text:span></text:p>
          <draw:enhanced-geometry svg:viewBox="0 0 21600 21600" draw:text-areas="?f0 0 21600 21600" draw:type="left-arrow-callout" draw:modifiers="1830.1424643839 6469.21797004992 1830.1424643839 6469.21797004992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4" draw:text-style-name="P11" draw:layer="measurelines" svg:width="4.7cm" svg:height="0.6cm" svg:x="10.9cm" svg:y="3cm">
          <text:p text:style-name="P7"><text:span text:style-name="T1">Aprendizado de máquina</text:span></text:p>
          <draw:enhanced-geometry svg:viewBox="0 0 21600 21600" draw:text-areas="?f0 0 21600 21600" draw:type="left-arrow-callout" draw:modifiers="1727.56810797301 6469.21797004992 1727.56810797301 6864.55906821963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06-04T13:09:49.307263800</dc:date>
    <meta:editing-duration>PT1H55M34S</meta:editing-duration>
    <meta:editing-cycles>9</meta:editing-cycles>
    <meta:generator>LibreOffice/5.1.2.2$Linux_X86_64 LibreOffice_project/10m0$Build-2</meta:generator>
    <meta:document-statistic meta:object-count="27"/>
  </office:meta>
</office:document-meta>
</file>